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051cm" svg:stroke-color="#3c3c41"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fill="solid" draw:fill-color="#ffdd00" draw:textarea-horizontal-align="justify" draw:textarea-vertical-align="middle" draw:auto-grow-height="false"/>
    </style:style>
    <style:style style:name="gr3" style:family="graphic" style:parent-style-name="standard">
      <style:graphic-properties svg:stroke-color="#5a5a64"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svg:stroke-color="#000000" draw:fill="none" draw:textarea-horizontal-align="justify" draw:textarea-vertical-align="middle" draw:auto-grow-height="false" fo:min-height="0cm" fo:min-width="0cm" fo:wrap-option="no-wrap"/>
    </style:style>
    <style:style style:name="gr6" style:family="graphic" style:parent-style-name="standard">
      <style:graphic-properties svg:stroke-color="#000000" draw:textarea-vertical-align="middle"/>
    </style:style>
    <style:style style:name="gr7" style:family="graphic" style:parent-style-name="standard">
      <style:graphic-properties draw:fill="solid" draw:fill-color="#ffdd00" draw:textarea-horizontal-align="justify" draw:textarea-vertical-align="middle" draw:auto-grow-height="false" fo:min-height="0.512cm" fo:min-width="0.262cm"/>
    </style:style>
    <style:style style:name="gr8" style:family="graphic" style:parent-style-name="standard">
      <style:graphic-properties draw:fill="solid" draw:fill-color="#ffdd00" draw:textarea-horizontal-align="justify" draw:textarea-vertical-align="middle" draw:auto-grow-height="false" fo:min-height="0.004cm" fo:min-width="0cm"/>
    </style:style>
    <style:style style:name="gr9" style:family="graphic" style:parent-style-name="standard">
      <style:graphic-properties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794cm" svg:height="3.81cm" svg:x="1.63cm" svg:y="1.25cm">
          <text:p text:style-name="P1"><text:span text:style-name="T1">Sender</text:span></text:p>
          <text:p text:style-name="P1">(<text:span text:style-name="T1">publisher</text:span>)</text:p>
          <draw:enhanced-geometry svg:viewBox="0 0 21600 21600" draw:type="rectangle" draw:enhanced-path="M 0 0 L 21600 0 21600 21600 0 21600 0 0 Z N"/>
        </draw:custom-shape>
        <draw:custom-shape draw:style-name="gr1" draw:text-style-name="P1" xml:id="id3" draw:id="id3" draw:layer="layout" svg:width="2.667cm" svg:height="3.81cm" svg:x="7.518cm" svg:y="1.25cm">
          <text:p text:style-name="P1"><text:span text:style-name="T1">DDS4CCM</text:span></text:p>
          <text:p text:style-name="P1"><text:span text:style-name="T1">Connector</text:span></text:p>
          <draw:enhanced-geometry svg:viewBox="0 0 21600 21600" draw:type="rectangle" draw:enhanced-path="M 0 0 L 21600 0 21600 21600 0 21600 0 0 Z N"/>
        </draw:custom-shape>
        <draw:g xml:id="id2" draw:id="id2">
          <draw:custom-shape draw:style-name="gr2" draw:text-style-name="P1" draw:layer="layout" svg:width="0.762cm" svg:height="0.762cm" draw:transform="rotate (1.5707963267949) translate (5.415cm 2.736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5.577cm 2.4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3" draw:text-style-name="P1" draw:layer="layout" draw:line-skew="0.293cm" svg:x1="4.424cm" svg:y1="3.155cm" svg:x2="5.415cm" svg:y2="2.355cm" draw:start-shape="id1" draw:start-glue-point="1" draw:end-shape="id2" draw:end-glue-point="3" svg:d="M4424 3155h801v-800h190" svg:viewBox="0 0 992 801">
          <text:p/>
        </draw:connector>
        <draw:connector draw:style-name="gr3" draw:text-style-name="P1" draw:layer="layout" draw:line-skew="-0.112cm" svg:x1="6.177cm" svg:y1="2.355cm" svg:x2="7.518cm" svg:y2="3.155cm" draw:start-shape="id2" draw:start-glue-point="1" draw:end-shape="id3" draw:end-glue-point="3" svg:d="M6177 2355h546v800h795" svg:viewBox="0 0 1342 801">
          <text:p/>
        </draw:connector>
        <draw:g xml:id="id4" draw:id="id4">
          <draw:custom-shape draw:style-name="gr2" draw:text-style-name="P1" draw:layer="layout" svg:width="0.762cm" svg:height="0.762cm" draw:transform="rotate (1.5707963267949) translate (5.703cm 4.436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6.049cm 4.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3" draw:text-style-name="P1" draw:layer="layout" draw:line-skew="0.152cm" svg:x1="4.424cm" svg:y1="3.155cm" svg:x2="5.703cm" svg:y2="4.055cm" draw:start-shape="id1" draw:start-glue-point="1" draw:end-shape="id4" draw:end-glue-point="3" svg:d="M4424 3155h804v900h475" svg:viewBox="0 0 1280 901">
          <text:p/>
        </draw:connector>
        <draw:connector draw:style-name="gr3" draw:text-style-name="P1" draw:layer="layout" draw:line-skew="-0.257cm" svg:x1="6.465cm" svg:y1="4.055cm" svg:x2="7.518cm" svg:y2="3.155cm" draw:start-shape="id4" draw:start-glue-point="1" draw:end-shape="id3" svg:d="M6465 4055h257v-900h796" svg:viewBox="0 0 1054 901">
          <text:p/>
        </draw:connector>
        <draw:connector draw:style-name="gr4" draw:text-style-name="P1" draw:layer="layout" draw:type="line" svg:x1="10.185cm" svg:y1="3.155cm" svg:x2="11.45cm" svg:y2="3.139cm" draw:start-shape="id3" draw:start-glue-point="1" svg:d="M10185 3155l1265-16" svg:viewBox="0 0 1266 17">
          <text:p/>
        </draw:connector>
        <draw:custom-shape draw:style-name="gr5" draw:text-style-name="P1" xml:id="id5" draw:id="id5" draw:layer="layout" svg:width="4.826cm" svg:height="3.302cm" svg:x="11.406cm" svg:y="1.504cm">
          <text:p text:style-name="P1">DD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9" draw:id="id9" draw:layer="layout" svg:width="2.794cm" svg:height="3.81cm" svg:x="23.675cm" svg:y="1.25cm">
          <text:p text:style-name="P1"><text:span text:style-name="T1">Receiver</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2.667cm" svg:height="3.81cm" svg:x="17.392cm" svg:y="1.25cm">
          <text:p text:style-name="P1"><text:span text:style-name="T1">DDS4CCM</text:span></text:p>
          <text:p text:style-name="P1"><text:span text:style-name="T1">Connector</text:span></text:p>
          <draw:enhanced-geometry svg:viewBox="0 0 21600 21600" draw:type="rectangle" draw:enhanced-path="M 0 0 L 21600 0 21600 21600 0 21600 0 0 Z N"/>
        </draw:custom-shape>
        <draw:connector draw:style-name="gr6" draw:text-style-name="P1" draw:layer="layout" svg:x1="16.232cm" svg:y1="3.155cm" svg:x2="17.392cm" svg:y2="3.155cm" draw:start-shape="id5" draw:start-glue-point="1" draw:end-shape="id6" draw:end-glue-point="3" svg:d="M16232 3155h1160" svg:viewBox="0 0 1161 1">
          <text:p/>
        </draw:connector>
        <draw:g xml:id="id7" draw:id="id7">
          <draw:custom-shape draw:style-name="gr2" draw:text-style-name="P1" draw:layer="layout" svg:width="0.762cm" svg:height="0.762cm" draw:transform="rotate (1.5707963267949) translate (21.515cm 2.736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21.677cm 2.4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xml:id="id8" draw:id="id8">
          <draw:custom-shape draw:style-name="gr2" draw:text-style-name="P1" draw:layer="layout" svg:width="0.762cm" svg:height="0.762cm" draw:transform="rotate (1.5707963267949) translate (21.803cm 4.436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22.149cm 4.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6" draw:text-style-name="P1" draw:layer="layout" draw:line-skew="0.131cm" svg:x1="20.059cm" svg:y1="3.155cm" svg:x2="21.515cm" svg:y2="2.355cm" draw:start-shape="id6" draw:start-glue-point="1" draw:end-shape="id7" draw:end-glue-point="3" svg:d="M20059 3155h871v-800h585" svg:viewBox="0 0 1457 801">
          <text:p/>
        </draw:connector>
        <draw:connector draw:style-name="gr6" draw:text-style-name="P1" draw:layer="layout" draw:line-skew="-0.013cm" svg:x1="20.059cm" svg:y1="3.155cm" svg:x2="21.803cm" svg:y2="4.055cm" draw:start-shape="id6" draw:start-glue-point="1" draw:end-shape="id8" draw:end-glue-point="3" svg:d="M20059 3155h871v900h873" svg:viewBox="0 0 1745 901">
          <text:p/>
        </draw:connector>
        <draw:connector draw:style-name="gr6" draw:text-style-name="P1" draw:layer="layout" draw:line-skew="-0.072cm" svg:x1="22.277cm" svg:y1="2.355cm" svg:x2="23.675cm" svg:y2="3.155cm" draw:start-shape="id7" draw:start-glue-point="1" draw:end-shape="id9" draw:end-glue-point="3" svg:d="M22277 2355h615v800h783" svg:viewBox="0 0 1399 801">
          <text:p/>
        </draw:connector>
        <draw:connector draw:style-name="gr6" draw:text-style-name="P1" draw:layer="layout" draw:line-skew="-0.053cm" svg:x1="22.741cm" svg:y1="4.109cm" svg:x2="23.675cm" svg:y2="3.155cm" draw:end-shape="id9" svg:d="M22741 4109h151v-954h783" svg:viewBox="0 0 935 955">
          <text:p/>
        </draw:connector>
        <draw:custom-shape draw:style-name="gr1" draw:text-style-name="P1" xml:id="id11" draw:id="id11" draw:layer="layout" svg:width="2.794cm" svg:height="3.81cm" svg:x="1.635cm" svg:y="7.037cm">
          <text:p text:style-name="P1"><text:span text:style-name="T1">Controller</text:span></text:p>
          <draw:enhanced-geometry svg:viewBox="0 0 21600 21600" draw:type="rectangle" draw:enhanced-path="M 0 0 L 21600 0 21600 21600 0 21600 0 0 Z N"/>
        </draw:custom-shape>
        <draw:g xml:id="id10" draw:id="id10">
          <draw:custom-shape draw:style-name="gr7" draw:text-style-name="P1" draw:layer="layout" svg:width="0.762cm" svg:height="0.762cm" draw:transform="rotate (-3.14159265358979) translate (3.413cm 6.461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1" draw:layer="layout" svg:width="0.254cm" svg:height="0.254cm" draw:transform="rotate (-3.14159265358979) translate (3.159cm 6.1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9" draw:text-style-name="P1" draw:layer="layout" svg:x1="3.027cm" svg:y1="5.06cm" svg:x2="3.032cm" svg:y2="5.699cm" draw:start-shape="id1" draw:start-glue-point="2" draw:end-shape="id10" draw:end-glue-point="0" svg:d="M3027 5060v332h5v307" svg:viewBox="0 0 6 640">
          <text:p/>
        </draw:connector>
        <draw:connector draw:style-name="gr9" draw:text-style-name="P1" draw:layer="layout" svg:x1="3.032cm" svg:y1="6.461cm" svg:x2="3.032cm" svg:y2="7.037cm" draw:start-shape="id10" draw:start-glue-point="2" draw:end-shape="id11" draw:end-glue-point="0" svg:d="M3032 6461v576" svg:viewBox="0 0 1 57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1T13:15:53.639267070</meta:creation-date>
    <dc:date>2015-04-28T09:42:15.812169849</dc:date>
    <meta:editing-duration>PT4M30S</meta:editing-duration>
    <meta:editing-cycles>5</meta:editing-cycles>
    <meta:generator>LibreOffice/4.3.6.2$Linux_X86_64 LibreOffice_project/430m0$Build-2</meta:generator>
    <meta:document-statistic meta:object-count="33"/>
  </office:meta>
</office:document-meta>
</file>